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9fd11" officeooo:paragraph-rsid="001a755d"/>
    </style:style>
    <style:style style:name="P2" style:family="paragraph" style:parent-style-name="Standard">
      <style:text-properties officeooo:rsid="001c1b49" officeooo:paragraph-rsid="001a755d"/>
    </style:style>
    <style:style style:name="P3" style:family="paragraph" style:parent-style-name="Standard">
      <style:text-properties officeooo:rsid="001c1b49" officeooo:paragraph-rsid="001c2f08"/>
    </style:style>
    <style:style style:name="P4" style:family="paragraph" style:parent-style-name="Standard">
      <style:text-properties officeooo:rsid="001c1b49" officeooo:paragraph-rsid="001cc9cc"/>
    </style:style>
    <style:style style:name="P5" style:family="paragraph" style:parent-style-name="Standard">
      <style:text-properties officeooo:rsid="001c1b49" officeooo:paragraph-rsid="001d3333"/>
    </style:style>
    <style:style style:name="P6" style:family="paragraph" style:parent-style-name="Standard">
      <style:text-properties officeooo:rsid="001c1b49" officeooo:paragraph-rsid="001f1925"/>
    </style:style>
    <style:style style:name="T1" style:family="text">
      <style:text-properties officeooo:rsid="0059f986"/>
    </style:style>
    <style:style style:name="T2" style:family="text">
      <style:text-properties officeooo:rsid="007340e4"/>
    </style:style>
    <style:style style:name="T3" style:family="text">
      <style:text-properties officeooo:rsid="005a3426"/>
    </style:style>
    <style:style style:name="T4" style:family="text">
      <style:text-properties officeooo:rsid="008834b5"/>
    </style:style>
    <style:style style:name="T5" style:family="text">
      <style:text-properties officeooo:rsid="00701e5c"/>
    </style:style>
    <style:style style:name="T6" style:family="text">
      <style:text-properties officeooo:rsid="00a4660b"/>
    </style:style>
    <style:style style:name="T7" style:family="text">
      <style:text-properties officeooo:rsid="005b8195"/>
    </style:style>
    <style:style style:name="T8" style:family="text">
      <style:text-properties officeooo:rsid="00947617"/>
    </style:style>
    <style:style style:name="T9" style:family="text">
      <style:text-properties officeooo:rsid="00879f35"/>
    </style:style>
    <style:style style:name="T10" style:family="text">
      <style:text-properties officeooo:rsid="001d5cb3"/>
    </style:style>
    <style:style style:name="T11" style:family="text">
      <style:text-properties officeooo:rsid="004b4734"/>
    </style:style>
    <style:style style:name="T12" style:family="text">
      <style:text-properties officeooo:rsid="0037e010"/>
    </style:style>
    <style:style style:name="T13" style:family="text">
      <style:text-properties officeooo:rsid="0093ca0e"/>
    </style:style>
    <style:style style:name="T14" style:family="text">
      <style:text-properties officeooo:rsid="00387f7c"/>
    </style:style>
    <style:style style:name="T15" style:family="text">
      <style:text-properties officeooo:rsid="003a599d"/>
    </style:style>
    <style:style style:name="T16" style:family="text">
      <style:text-properties officeooo:rsid="001a9b79"/>
    </style:style>
    <style:style style:name="T17" style:family="text">
      <style:text-properties officeooo:rsid="0053ba41"/>
    </style:style>
    <style:style style:name="T18" style:family="text">
      <style:text-properties officeooo:rsid="001c1b49"/>
    </style:style>
    <style:style style:name="T19" style:family="text">
      <style:text-properties fo:font-style="normal" officeooo:rsid="001c0083" style:font-style-asian="normal" style:font-style-complex="normal"/>
    </style:style>
    <style:style style:name="T20" style:family="text">
      <style:text-properties officeooo:rsid="001f7479"/>
    </style:style>
    <style:style style:name="T21" style:family="text">
      <style:text-properties officeooo:rsid="00864413"/>
    </style:style>
    <style:style style:name="T22" style:family="text">
      <style:text-properties officeooo:rsid="0020b377"/>
    </style:style>
    <style:style style:name="T23" style:family="text">
      <style:text-properties officeooo:rsid="0021a7da"/>
    </style:style>
    <style:style style:name="T24" style:family="text">
      <style:text-properties officeooo:rsid="00229d77"/>
    </style:style>
    <style:style style:name="T25" style:family="text">
      <style:text-properties officeooo:rsid="001dc52f"/>
    </style:style>
    <style:style style:name="T26" style:family="text">
      <style:text-properties officeooo:rsid="001ed19a"/>
    </style:style>
    <style:style style:name="T27" style:family="text">
      <style:text-properties officeooo:rsid="005c7e6f"/>
    </style:style>
    <style:style style:name="T28" style:family="text">
      <style:text-properties officeooo:rsid="0062640c"/>
    </style:style>
    <style:style style:name="T29" style:family="text">
      <style:text-properties officeooo:rsid="0083065d"/>
    </style:style>
    <style:style style:name="T30" style:family="text">
      <style:text-properties officeooo:rsid="00637fe8"/>
    </style:style>
    <style:style style:name="T31" style:family="text">
      <style:text-properties officeooo:rsid="008445df"/>
    </style:style>
    <style:style style:name="T32" style:family="text">
      <style:text-properties officeooo:rsid="005305c4"/>
    </style:style>
    <style:style style:name="T33" style:family="text">
      <style:text-properties officeooo:rsid="005df292"/>
    </style:style>
    <style:style style:name="T34" style:family="text">
      <style:text-properties officeooo:rsid="00a0c583"/>
    </style:style>
    <style:style style:name="T35" style:family="text">
      <style:text-properties officeooo:rsid="00a20a89"/>
    </style:style>
    <style:style style:name="T36" style:family="text">
      <style:text-properties officeooo:rsid="00a30ba3"/>
    </style:style>
    <style:style style:name="T37" style:family="text">
      <style:text-properties officeooo:rsid="006f1bfd"/>
    </style:style>
    <style:style style:name="T38" style:family="text">
      <style:text-properties officeooo:rsid="00714ce3"/>
    </style:style>
    <style:style style:name="T39" style:family="text">
      <style:text-properties officeooo:rsid="0074dc3f"/>
    </style:style>
    <style:style style:name="T40" style:family="text">
      <style:text-properties officeooo:rsid="005fddc3"/>
    </style:style>
    <style:style style:name="T41" style:family="text">
      <style:text-properties officeooo:rsid="006166d7"/>
    </style:style>
    <style:style style:name="T42" style:family="text">
      <style:text-properties officeooo:rsid="0062443c"/>
    </style:style>
    <style:style style:name="T43" style:family="text">
      <style:text-properties officeooo:rsid="0051a24c"/>
    </style:style>
    <style:style style:name="T44" style:family="text">
      <style:text-properties officeooo:rsid="001a7e8f"/>
    </style:style>
    <style:style style:name="T45" style:family="text">
      <style:text-properties officeooo:rsid="001c0083"/>
    </style:style>
    <style:style style:name="T46" style:family="text">
      <style:text-properties officeooo:rsid="001c2f08"/>
    </style:style>
    <style:style style:name="T47" style:family="text">
      <style:text-properties officeooo:rsid="001cc9cc"/>
    </style:style>
    <style:style style:name="T48" style:family="text">
      <style:text-properties officeooo:rsid="001d3333"/>
    </style:style>
    <style:style style:name="T49" style:family="text">
      <style:text-properties officeooo:rsid="001f19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If we </text:span><text:span text:style-name="T9">momentarily </text:span><text:span text:style-name="T10">set aside some of his more psychologically-driven entries</text:span><text:span text:style-name="T11">,</text:span><text:span text:style-name="T12"> his </text:span><text:span text:style-name="T13">early </text:span><text:span text:style-name="T12">work is </text:span><text:span text:style-name="T13">often positioned as </text:span><text:span text:style-name="T12">an encounter with the natural</text:span><text:span text:style-name="T14">: the physical, the causal, the salient</text:span><text:span text:style-name="T12">.</text:span><text:span text:style-name="T14"> Nature</text:span><text:span text:style-name="T15">,</text:span><text:span text:style-name="T14"> in this </text:span><text:span text:style-name="T15">sense,</text:span><text:span text:style-name="T14"> is not limited to the domain of</text:span><text:span text:style-name="T15"> the pastoral landscape but the lattice of observable facts.</text:span><text:span text:style-name="T13"> </text:span><text:span text:style-name="T44">This is the world in which one is capable of observing what Lucier calls "cause and effect," in the context of his own work. (al 524) Th</text:span><text:span text:style-name="T45">e music Lucier </text:span><text:span text:style-name="T44"><text:s/></text:span></text:p>
      <text:p text:style-name="P1"><text:span text:style-name="T13"/></text:p>
      <text:p text:style-name="P1"><text:span text:style-name="T13">M</text:span><text:span text:style-name="T16">any of the compositions from</text:span><text:span text:style-name="T17"> </text:span><text:span text:style-name="T16">Lucier's early period</text:span><text:span text:style-name="T45"> seem to</text:span><text:span text:style-name="T16"> </text:span><text:span text:style-name="T10">appropriate</text:span><text:span text:style-name="T16"> </text:span><text:span text:style-name="T18">imagery from</text:span><text:span text:style-name="T16"> nineteenth-century </text:span><text:span text:style-name="T19">idealist formations of the natural</text:span><text:span text:style-name="T16">. </text:span><text:span text:style-name="T10">This imagery appears in the form of</text:span><text:span text:style-name="T17"> his text-score</text:span><text:span text:style-name="T10"> instructions to the performers as well as the theatrical spectacle they present to the audience. </text:span><text:span text:style-name="T20">Lucier's methods, language, and imagery </text:span><text:span text:style-name="T21">appear to </text:span><text:span text:style-name="T20">stem from a</text:span><text:span text:style-name="T22">n </text:span><text:span text:style-name="T23">appeal to</text:span><text:span text:style-name="T20"> the natural </text:span><text:span text:style-name="T23">as a solution to the aesthetic </text:span><text:span text:style-name="T24">contradictions set in place by</text:span><text:span text:style-name="T13"> modernity</text:span><text:span text:style-name="T24">. </text:span></text:p>
      <text:p text:style-name="P1"><text:span text:style-name="T17"/></text:p>
      <text:p text:style-name="P1"><text:span text:style-name="T10">Frequently, the performer must </text:span><text:span text:style-name="T25">participate in an action of embodied measurement. Located within the already loaded space of the concert hall, these </text:span><text:span text:style-name="T26">measurements</text:span><text:span text:style-name="T25"> function </text:span><text:span text:style-name="T20">in a manner</text:span><text:span text:style-name="T25"> similar to virtuosic instrumental performance: </text:span><text:span text:style-name="T20">successfully completing</text:span><text:span text:style-name="T25"> </text:span><text:span text:style-name="T20">such an</text:span><text:span text:style-name="T25"> action requires the performer to commit unflinchingly to a theatrical situation, and this commitment invites the audience to observe the process as it unfolds.</text:span><text:span text:style-name="T27">(rjk)</text:span><text:span text:style-name="T25"> However, the </text:span><text:span text:style-name="T26">actions completed on stage often lie outside the canonical domain of musical production. This practice of recontextualizing the non-musical, which is not uncommon in the music of the American experimental movement, might be succinctly described as “reframing.” </text:span><text:span text:style-name="T27">(dewar) </text:span><text:span text:style-name="T12">By encouraging performers and audience members to relate to nature through the task of measurement, </text:span><text:span text:style-name="T14">he presents nature as a basis of facts</text:span><text:span text:style-name="T1">:</text:span><text:span text:style-name="T14"> shared, absolute, and direct. </text:span></text:p>
      <text:p text:style-name="P1"><text:span text:style-name="T1"/></text:p>
      <text:p text:style-name="P1"><text:span text:style-name="T6">In the years following World-War II,</text:span><text:span text:style-name="T3"> a common </text:span><text:span text:style-name="T6">characteristic </text:span><text:span text:style-name="T3">within the subculture of the American experimental movement </text:span><text:span text:style-name="T6">was</text:span><text:span text:style-name="T3"> the denial of excessive self-expression</text:span><text:span text:style-name="T2">, e</text:span><text:span text:style-name="T5">ach composer in this group </text:span><text:span text:style-name="T2">offers</text:span><text:span text:style-name="T5"> unique strategies for accomplishing this.</text:span><text:span text:style-name="T3"> </text:span><text:span text:style-name="T5">L explains</text:span><text:span text:style-name="T3"> Cage's method of indeterminacy as a solution</text:span><text:span text:style-name="T5">: </text:span><text:span text:style-name="T3">"Indeterminacy gets personal preference out of the compositional process. Isn't that a shocking idea? Weren't we always taught that art was about self-expression?" (109 p.11) He similarly praises Christian Wol</text:span><text:span text:style-name="T6">f</text:span><text:span text:style-name="T3">f's </text:span><text:span text:style-name="T6">solution</text:span><text:span text:style-name="T3"> through interaction</text:span><text:span text:style-name="T5"> and contingency</text:span><text:span text:style-name="T3">. (109 p. 4</text:span><text:span text:style-name="T6">6</text:span><text:span text:style-name="T3">) </text:span><text:span text:style-name="T7">However, </text:span><text:span text:style-name="T8">early </text:span><text:span text:style-name="T7">L</text:span><text:span text:style-name="T9"> </text:span><text:span text:style-name="T8">does</text:span><text:span text:style-name="T7"> not relinquish composerly control in the same way as either of </text:span><text:span text:style-name="T5">these</text:span><text:span text:style-name="T7"> colleagues. L's solution </text:span><text:span text:style-name="T9">wa</text:span><text:span text:style-name="T7">s to supplant his own conscious intelligence with the intelligence of nature. </text:span></text:p>
      <text:p text:style-name="P1"><text:span text:style-name="T6"/></text:p>
      <text:p text:style-name="P1"><text:span text:style-name="T1">Although he </text:span><text:span text:style-name="T33">might</text:span><text:span text:style-name="T9"> </text:span><text:span text:style-name="T1">use </text:span><text:span text:style-name="T34">less </text:span><text:span text:style-name="T35">sentimental</text:span><text:span text:style-name="T1"> words</text:span><text:span text:style-name="T36"> </text:span><text:span text:style-name="T1">to describe it, the idea of a </text:span><text:span text:style-name="T35">natural</text:span><text:span text:style-name="T1"> intelligence is central </text:span><text:span text:style-name="T37">to</text:span><text:span text:style-name="T1"> the construction of nature </text:span><text:span text:style-name="T37">in </text:span><text:span text:style-name="T1">L's work. He expresses an affinity for this concept in several ways. </text:span><text:span text:style-name="T35">P</text:span><text:span text:style-name="T1">erhaps most obvious is his devotion to his self-ascribed role as a documentarian of this intelligence. </text:span><text:span text:style-name="T38">Many of L's compositions from this period consist of the</text:span><text:span text:style-name="T2"> unadorned</text:span><text:span text:style-name="T38"> presentation of a physical or </text:span><text:span text:style-name="T2">biological</text:span><text:span text:style-name="T38"> </text:span><text:span text:style-name="T2">principle. According to L, this is the best method of contemplating the natural, and learning whatever it has to offer: "I don't bring an idea of mine about composition into a space and superimpose it on that space, I just bring a very simple idea about a task that players can do and let the space push the players around. In that way, I always learn something about a space..."(al p. 78) In the interview from which this quote was taken, L was talking about "Vespers," a piece that involves sound in spaces, but one could easily imagine him saying something analogous about any of the processes his early pieces explore. Thus, </text:span><text:span text:style-name="T6">space</text:span><text:span text:style-name="T2"> is</text:span><text:span text:style-name="T39"> simultaneously</text:span><text:span text:style-name="T2"> granted agency and intelligence. </text:span></text:p>
      <text:p text:style-name="P1"><text:span text:style-name="T2"/></text:p>
      <text:p text:style-name="P1"><text:span text:style-name="T40">L's natural intelligence cannot be properly interpreted by human intelligence. In order to gain an understanding of it we must contemplate it directly, without bias. When the aspect of nature L wants to frame cannot be directly perceived, </text:span><text:span text:style-name="T41">technology must serve as a mediator. Categorically a product of human intelligence,</text:span><text:span text:style-name="T21"> however,</text:span><text:span text:style-name="T41"> technology can only translate natural intelligence if it is unbiased. Therefore, L frequently makes the claim that the tools employed in his early compositions are intended to be prosthetics of the sensory organs, and not musical instruments: "Acoustical test equipment is, by </text:span><text:soft-page-break/><text:span text:style-name="T41">its very nature, free of content. What goes into a material or environment to be tested must be neutral so that the results are unbiased."(al p.456) </text:span><text:span text:style-name="T21">T</text:span><text:span text:style-name="T41">he activities permitted by this method of knowing must fall short of aesthetic interpretation</text:span><text:span text:style-name="T21"> in order to be acceptable</text:span><text:span text:style-name="T41">. He describes the appropriate examples of contemplation of the natural as "testing, probing, exp</text:span><text:span text:style-name="T42">l</text:span><text:span text:style-name="T41">oring."(al p.440)</text:span><text:span text:style-name="T42"> In a word: measurement.</text:span></text:p>
      <text:p text:style-name="P1"><text:span text:style-name="T42"/></text:p>
      <text:p text:style-name="P1"><text:span text:style-name="T42">The word "measurement," in this context, does not precisely connote other uses of the term. E.g, measurement does not mean the same thing to L as it does to Cage. L makes this very clear in his accounts of his own work and of his colleague's. </text:span><text:span text:style-name="T28">According to L, and to Cage himself,</text:span><text:span text:style-name="T42"> Cage's work</text:span><text:span text:style-name="T28"> often</text:span><text:span text:style-name="T42"> </text:span><text:span text:style-name="T28">uses measurement as a means to construct the experience of acausality. As a result, the Cagean measurement typically quantifies its results, so they can be made illegible through incongruous translation. </text:span></text:p>
      <text:p text:style-name="P1"><text:span text:style-name="T31"/></text:p>
      <text:p text:style-name="P1"><text:span text:style-name="T28">By contrast, the measurements </text:span><text:span text:style-name="T29">permitted by </text:span><text:span text:style-name="T28">L's early compositions are frequently qualitative, and on a par with observation: "My pieces are cause and effect whereas Cage's are not.</text:span><text:span text:style-name="T30"> ...</text:span><text:span text:style-name="T28"> I don't get in the middle and destroy the relationship." (al p.230) </text:span><text:span text:style-name="T31">Perhaps t</text:span><text:span text:style-name="T30">his explains why, for example, L never specifies numerical measurements for "Music on a Long Thin Wire." Because his object is the natural intelligence latent in the physical system, with all its particular eccentricities, L privileges certain forms of measurement over others.</text:span><text:span text:style-name="T29"> This is because Lucier </text:span><text:span text:style-name="T31">was playing with the notion of </text:span><text:span text:style-name="T4">the legitimacy of </text:span><text:span text:style-name="T31">scientific </text:span><text:span text:style-name="T21">modes of observation. His early compositions suppose that </text:span><text:span text:style-name="T29">the forms of measurement afforded by </text:span><text:span text:style-name="T21">scientific </text:span><text:span text:style-name="T29">observation alone are sufficient to achieve transcendence.</text:span><text:span text:style-name="T21"> </text:span><text:span text:style-name="T29">To "get in the middle" would suggest that one is no longer observing the system in its natural state. </text:span></text:p>
      <text:p text:style-name="P1"><text:span text:style-name="T29"/></text:p>
      <text:p text:style-name="P2"><text:span text:style-name="T43">Like many artists in his camp, he </text:span><text:span text:style-name="T32">constantly must renegotiate</text:span><text:span text:style-name="T43"> a balance between the desire to polish his work and the desire to </text:span><text:span text:style-name="T32">allow the process to unfold on its own. For L, the distinction is simultaneously one of aesthetics and one of ethics. Speaking about a recording of "Music on a Long Thin Wire," where he </text:span><text:span text:style-name="T1">grappled with</text:span><text:span text:style-name="T32"> his instinctive desire to edit, he relates: "I said to myself, 'Don't cheat. You said you wouldn't cheat. The listener may not know you cheated, but you'll know.'"(al p.530) </text:span></text:p>
      <text:p text:style-name="P2"><text:span text:style-name="T32"/></text:p>
      <text:p text:style-name="P2"><text:span text:style-name="T32"/></text:p>
      <text:p text:style-name="P2"><text:span text:style-name="T32"/></text:p>
      <text:p text:style-name="P3"><text:span text:style-name="T46">Frame Alvin's early period in terms of a tension between nature &amp; measurement</text:span></text:p>
      <text:p text:style-name="P3"><text:span text:style-name="T46"><text:tab/>nature as inverse of measurement </text:span></text:p>
      <text:p text:style-name="P3"><text:span text:style-name="T46"><text:tab/><text:tab/>nature is what we measure</text:span></text:p>
      <text:p text:style-name="P3"><text:span text:style-name="T46"><text:tab/><text:tab/>measurement is how we relate to nature</text:span></text:p>
      <text:p text:style-name="P3"><text:span text:style-name="T46"><text:tab/>not quite cause and effect- but similar </text:span></text:p>
      <text:p text:style-name="P3"><text:span text:style-name="T46"><text:tab/>not opposites either</text:span></text:p>
      <text:p text:style-name="P3"><text:span text:style-name="T46"><text:tab/>the objective measurement of nature as escape of his intelligence</text:span></text:p>
      <text:p text:style-name="P3"><text:span text:style-name="T46"><text:tab/><text:tab/>supplants his intelligence with natural intelligence ...through measurement</text:span></text:p>
      <text:p text:style-name="P3"><text:span text:style-name="T46"><text:tab/></text:span><text:span text:style-name="T47">escape from intelligence as solution to europe / america antagonism</text:span></text:p>
      <text:p text:style-name="P4"><text:span text:style-name="T47"><text:tab/>technology / science provided a source of realism</text:span></text:p>
      <text:p text:style-name="P4"><text:span text:style-name="T47"><text:tab/><text:tab/>latour - nature has become political</text:span></text:p>
      <text:p text:style-name="P4"><text:span text:style-name="T47"><text:tab/><text:tab/><text:tab/>so science has changed</text:span></text:p>
      <text:p text:style-name="P4"><text:span text:style-name="T47"><text:tab/><text:tab/>what if lucier made eco-music today?</text:span></text:p>
      <text:p text:style-name="P4"><text:span text:style-name="T47"><text:tab/><text:tab/><text:tab/>how is it different?</text:span></text:p>
      <text:p text:style-name="P4"><text:span text:style-name="T47"><text:tab/><text:tab/><text:tab/>vespers- about facts</text:span></text:p>
      <text:p text:style-name="P4"><text:span text:style-name="T47"><text:tab/><text:tab/><text:tab/>sound of light in trees- not so much</text:span></text:p>
      <text:p text:style-name="P4"><text:span text:style-name="T47"><text:tab/><text:tab/>science is no longer an escape into the outside</text:span></text:p>
      <text:p text:style-name="P4"><text:span text:style-name="T47"><text:tab/>perhaps this is why</text:span><text:span text:style-name="T48"> alvins music is no longer so cybernetic</text:span></text:p>
      <text:p text:style-name="P5"><text:span text:style-name="T48"><text:tab/><text:tab/>a reconciliation with europe</text:span></text:p>
      <text:p text:style-name="P5"><text:soft-page-break/><text:span text:style-name="T48"><text:tab/>another parallel- chladni vs ives</text:span></text:p>
      <text:p text:style-name="P5"><text:span text:style-name="T48"><text:tab/><text:tab/>pragmatic, unpretentious</text:span></text:p>
      <text:p text:style-name="P5"><text:span text:style-name="T48"><text:tab/><text:tab/>deep connection to mysticism</text:span></text:p>
      <text:p text:style-name="P5"><text:span text:style-name="T48"><text:tab/>in a way, alvin's music was always connected to the absolute</text:span></text:p>
      <text:p text:style-name="P5"><text:span text:style-name="T48"><text:tab/></text:span></text:p>
      <text:p text:style-name="P5"><text:span text:style-name="T48"/></text:p>
      <text:p text:style-name="P5"><text:span text:style-name="T48"/></text:p>
      <text:p text:style-name="P5"><text:span text:style-name="T48"/></text:p>
      <text:p text:style-name="P5"><text:span text:style-name="T48"/></text:p>
      <text:p text:style-name="P5"><text:span text:style-name="T48"/></text:p>
      <text:p text:style-name="P5"><text:span text:style-name="T48"/></text:p>
      <text:p text:style-name="P5"><text:span text:style-name="T48"/></text:p>
      <text:p text:style-name="P6"><text:span text:style-name="T49">It was not until 1786, four years after the move back into his childhood home, that Chladni began lecturing on acoustics. He had spent those four years tackling open problems in the field: "...I performed experiments on transversal [sic] vibrations of rods, which had been the subject of theoretical studies of Leonhard Euler and Daniel Bernoulli, and then on the vibrations of plates, which were an unknown field."\cite{Ullmann p.27) Chladni had also begun building novel instruments, largely inspired by the glass harmonica, which he had read about in a publication by Nicolaus Forkel. This also convinced him to use a bow to excite the resonances in his objects, rather than merely exciting them with tapping. (Ullmann, 27)</text:span></text:p>
      <text:p text:style-name="P6"><text:span text:style-name="T49"/></text:p>
      <text:p text:style-name="P6"><text:span text:style-name="T49">He had also read about the experiments of Georg Christoph Lichtenberg, who in 1777 had become famous for his experiments with electricity. Lichtenberg created strikingly beautiful, spidery figures by sprinkling various powders onto dielectric plates and applying current into them. When Chladni attempted this, however, an entirely different sort of pattern emerged. These would come to bear his name. (Ullmann, 27)</text:span></text:p>
      <text:p text:style-name="P6"><text:span text:style-name="T49"/></text:p>
      <text:p text:style-name="P6"><text:span text:style-name="T49">Chladni meticulously documented and cataloged the patterns he found. For his first book, published in 1787, he included drawings of the patterns which emerged on each of the 11 plates he investigated. There were 166 of these figures total. This book, "\emph{Entdeckungen \ddot{u}ber die Theorie des Klanges}," provided empirical evidence which conflicted with Euler and Golovin's mathematical models of rigid plates. At the end of the book, he reiterated the open mathematical questions concomitant with constructing a new model. (Ulmann, 27)</text:span></text:p>
      <text:p text:style-name="P6"><text:span text:style-name="T49"/></text:p>
      <text:p text:style-name="P6"><text:span text:style-name="T49">Meanwhile, Chladni had effectively run out of money. His infrequent, part-time status as a guest lecturer barely made the man enough to support himself, much less his stepmother.(Ullmann, p.28) He decided to go on tour. He recall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3-12-23T09:44:04</meta:creation-date>
    <dc:date>2013-12-28T11:58:57</dc:date>
    <dc:creator>joe </dc:creator>
    <meta:editing-duration>P4DT4H47M57S</meta:editing-duration>
    <meta:editing-cycles>1</meta:editing-cycles>
    <meta:document-statistic meta:table-count="0" meta:image-count="0" meta:object-count="0" meta:page-count="3" meta:paragraph-count="37" meta:word-count="1493" meta:character-count="9455" meta:non-whitespace-character-count="7946"/>
    <meta:generator>LibreOffice/3.6$Linux_x86 LibreOffice_project/360m1$Build-2</meta:generator>
  </office:meta>
</office:document-meta>
</file>